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notes">
      <style:graphic-properties draw:fill-color="#ffffff" draw:auto-grow-height="true" fo:min-height="13.364cm"/>
    </style:style>
    <style:style style:name="pr3" style:family="presentation" style:parent-style-name="Lights1-title">
      <style:graphic-properties draw:opacity="0%" fo:min-height="3.507cm"/>
    </style:style>
    <style:style style:name="pr4" style:family="presentation" style:parent-style-name="Lights1-outline1">
      <style:graphic-properties draw:fill-color="#333333" draw:opacity="100%" fo:min-height="12.737cm"/>
    </style:style>
    <style:style style:name="pr5" style:family="presentation" style:parent-style-name="Lights1-notes">
      <style:graphic-properties draw:fill-color="#ffffff" draw:auto-grow-height="true" fo:min-height="13.364cm"/>
    </style:style>
    <style:style style:name="pr6" style:family="presentation" style:parent-style-name="Lights1-outline1">
      <style:graphic-properties draw:fill-color="#333333" draw:opacity="0%" fo:min-height="12.737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opacity="0%"/>
      <style:paragraph-properties fo:text-align="center"/>
      <style:text-properties fo:color="#ffffff" fo:font-size="32pt" style:font-size-asian="32pt" style:font-size-complex="32pt"/>
    </style:style>
    <style:style style:name="P5" style:family="paragraph">
      <loext:graphic-properties draw:fill-color="#333333" draw:opacity="100%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1.1000003814697pt" style:font-size-asian="11.1000003814697pt" style:font-size-complex="11.1000003814697pt"/>
    </style:style>
    <style:style style:name="P8" style:family="paragraph">
      <loext:graphic-properties draw:fill-color="#333333" draw:opacity="100%"/>
      <style:text-properties fo:font-size="11.1000003814697pt" style:font-size-asian="11.1000003814697pt" style:font-size-complex="11.1000003814697pt"/>
    </style:style>
    <style:style style:name="P9" style:family="paragraph">
      <loext:graphic-properties draw:fill-color="#333333" draw:opacity="0%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-color="#333333" draw:opacity="100%"/>
      <style:text-properties fo:font-size="13pt" style:font-size-asian="13pt" style:font-size-complex="13pt"/>
    </style:style>
    <style:style style:name="P12" style:family="paragraph">
      <loext:graphic-properties draw:fill-color="#333333" draw:opacity="100%"/>
      <style:text-properties fo:font-size="111pt" style:font-size-asian="111pt" style:font-size-complex="111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variant="normal" fo:text-transform="none" fo:color="#cc7832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a9b7c6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876aa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c66d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897bb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a8759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c7832" style:text-outline="false" style:text-line-through-style="none" style:text-line-through-type="none" style:font-name="DejaVu Sans Mono" fo:font-size="11.1000003814697pt" fo:font-style="normal" fo:text-shadow="none" style:text-underline-style="none" fo:font-weight="normal" style:letter-kerning="true" style:font-name-asian="DejaVu Sans Mono" style:font-size-asian="11.1000003814697pt" style:font-name-complex="DejaVu Sans Mono" style:font-size-complex="11.1000003814697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" fo:font-size="11.1000003814697pt" fo:font-style="normal" fo:text-shadow="none" style:text-underline-style="none" fo:font-weight="normal" style:letter-kerning="true" style:font-name-asian="DejaVu Sans Mono" style:font-size-asian="11.1000003814697pt" style:font-name-complex="DejaVu Sans Mono" style:font-size-complex="11.1000003814697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c66d" style:text-outline="false" style:text-line-through-style="none" style:text-line-through-type="none" style:font-name="DejaVu Sans Mono" fo:font-size="11.1000003814697pt" fo:font-style="normal" fo:text-shadow="none" style:text-underline-style="none" fo:font-weight="normal" style:letter-kerning="true" style:font-name-asian="DejaVu Sans Mono" style:font-size-asian="11.1000003814697pt" style:font-name-complex="DejaVu Sans Mono" style:font-size-complex="11.1000003814697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876aa" style:text-outline="false" style:text-line-through-style="none" style:text-line-through-type="none" style:font-name="DejaVu Sans Mono" fo:font-size="11.1000003814697pt" fo:font-style="normal" fo:text-shadow="none" style:text-underline-style="none" fo:font-weight="normal" style:letter-kerning="true" style:font-name-asian="DejaVu Sans Mono" style:font-size-asian="11.1000003814697pt" style:font-name-complex="DejaVu Sans Mono" style:font-size-complex="11.1000003814697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DejaVu Sans Mono" fo:font-size="11.1000003814697pt" fo:font-style="normal" fo:text-shadow="none" style:text-underline-style="none" fo:font-weight="normal" style:letter-kerning="true" style:font-name-asian="DejaVu Sans Mono" style:font-size-asian="11.1000003814697pt" style:font-name-complex="DejaVu Sans Mono" style:font-size-complex="11.1000003814697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a8759" style:text-outline="false" style:text-line-through-style="none" style:text-line-through-type="none" style:font-name="DejaVu Sans Mono" fo:font-size="11.1000003814697pt" fo:font-style="normal" fo:text-shadow="none" style:text-underline-style="none" fo:font-weight="normal" style:letter-kerning="true" style:font-name-asian="DejaVu Sans Mono" style:font-size-asian="11.1000003814697pt" style:font-name-complex="DejaVu Sans Mono" style:font-size-complex="11.1000003814697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876aa" style:text-outline="false" style:text-line-through-style="none" style:text-line-through-type="none" style:font-name="DejaVu Sans Mono" fo:font-size="13.5pt" fo:font-style="italic" fo:text-shadow="none" style:text-underline-style="none" fo:font-weight="normal" style:letter-kerning="true" style:font-name-asian="DejaVu Sans Mono" style:font-size-asian="13.5pt" style:font-style-asian="italic" style:font-name-complex="DejaVu Sans Mono" style:font-size-complex="13.5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c66d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876aa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897bb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a8759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7832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9b7c6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876aa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c66d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876aa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c7832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876aa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c66d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3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8.8cm" presentation:class="title" presentation:user-transformed="true">
          <draw:text-box>
            <text:p text:style-name="P1"><text:span text:style-name="T1">Fluent 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Найпростіший приклад реалізації сутності User</text:span></text:p>
          </draw:text-box>
        </draw:frame>
        <draw:frame presentation:style-name="pr4" draw:text-style-name="P5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UserSimple </text:span><text:span text:style-name="T3">extends </text:span><text:span text:style-name="T4">AbstractUser</text:span><text:span text:style-name="T4"><text:line-break/></text:span><text:span text:style-name="T4">{</text:span><text:span text:style-name="T4"><text:line-break/></text:span><text:span text:style-name="T4"> <text:s text:c="3"/></text:span><text:span text:style-name="T3">public </text:span><text:span text:style-name="T5">$id</text:span><text:span text:style-name="T3">;</text:span><text:span text:style-name="T3"><text:line-break/></text:span><text:span text:style-name="T3"> <text:s text:c="3"/>public </text:span><text:span text:style-name="T5">$name</text:span><text:span text:style-name="T3">;</text:span><text:span text:style-name="T3"><text:line-break/></text:span><text:span text:style-name="T3"> <text:s text:c="3"/>public </text:span><text:span text:style-name="T5">$password</text:span><text:span text:style-name="T3">;</text:span><text:span text:style-name="T3"><text:line-break/></text:span><text:span text:style-name="T4">}</text:span></text:p>
          </draw:text-box>
        </draw:frame>
        <draw:frame presentation:style-name="pr4" draw:text-style-name="P5" draw:layer="layout" svg:width="12.4cm" svg:height="15.4cm" svg:x="1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UserSimple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Us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UserSimple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user </text:span><text:span text:style-name="T4">= </text:span><text:span text:style-name="T3">new </text:span><text:span text:style-name="T4">UserSimple(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5">id </text:span><text:span text:style-name="T4">= </text:span><text:span text:style-name="T7">1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5">name </text:span><text:span text:style-name="T4">= </text:span><text:span text:style-name="T8">'John'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5">password </text:span><text:span text:style-name="T4">= </text:span><text:span text:style-name="T8">'12345'</text:span><text:span text:style-name="T3">;</text:span><text:span text:style-name="T3"><text:line-break/>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4"><text:line-break/></text:span><text:span text:style-name="T4"> <text:s text:c="11"/>[</text:span><text:span text:style-name="T8">'id' </text:span><text:span text:style-name="T4">=&gt; </text:span><text:span text:style-name="T7">1</text:span><text:span text:style-name="T3">, </text:span><text:span text:style-name="T8">'name' </text:span><text:span text:style-name="T4">=&gt; </text:span><text:span text:style-name="T8">'John'</text:span><text:span text:style-name="T3">, </text:span><text:span text:style-name="T8">'password' </text:span><text:span text:style-name="T4">=&gt; </text:span><text:span text:style-name="T8">'*****'</text:span><text:span text:style-name="T4">]</text:span><text:span text:style-name="T3">,</text:span><text:span text:style-name="T3"><text:line-break/></text:span><text:span text:style-name="T3"> <text:s text:c="11"/></text:span><text:span text:style-name="T5">$user</text:span><text:span text:style-name="T4">-&gt;</text:span><text:span text:style-name="T6">getData</text:span><text:span text:style-name="T4">(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Безпечніший спосіб</text:span></text:p>
          </draw:text-box>
        </draw:frame>
        <draw:frame presentation:style-name="pr4" draw:text-style-name="P5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User </text:span><text:span text:style-name="T3">extends </text:span><text:span text:style-name="T4">AbstractUser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Id</text:span><text:span text:style-name="T4">(</text:span><text:span text:style-name="T3">int </text:span><text:span text:style-name="T5">$id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id </text:span><text:span text:style-name="T4">= </text:span><text:span text:style-name="T5">$id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Name</text:span><text:span text:style-name="T4">(</text:span><text:span text:style-name="T3">string </text:span><text:span text:style-name="T5">$name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name </text:span><text:span text:style-name="T4">= </text:span><text:span text:style-name="T5">$name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Password</text:span><text:span text:style-name="T4">(</text:span><text:span text:style-name="T3">string </text:span><text:span text:style-name="T5">$password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if </text:span><text:span text:style-name="T4">(</text:span><text:span text:style-name="T5">$this</text:span><text:span text:style-name="T4">-</text:span><text:span text:style-name="T4">&gt;</text:span><text:span text:style-name="T6">validatePassword</text:span><text:span text:style-name="T4">(</text:span><text:span text:style-name="T5">$password</text:span><text:span text:style-name="T4">)) {</text:span><text:span text:style-name="T4"><text:line-break/></text:span><text:span text:style-name="T4"> <text:s text:c="11"/></text:span><text:span text:style-name="T5">$this</text:span><text:span text:style-name="T4">-&gt;</text:span><text:span text:style-name="T5">password </text:span><text:span text:style-name="T4">= </text:span><text:span text:style-name="T5">$password</text:span><text:span text:style-name="T3">;</text:span><text:span text:style-name="T3"><text:line-break/></text:span><text:span text:style-name="T3"> <text:s text:c="7"/></text:span><text:span text:style-name="T4">}</text:span><text:span text:style-name="T4"><text:line-break/></text:span><text:span text:style-name="T4"> <text:s text:c="3"/>}</text:span><text:span text:style-name="T4"><text:line-break/></text:span><text:span text:style-name="T4"><text:line-break/></text:span><text:span text:style-name="T4"> <text:s text:c="3"/></text:span><text:span text:style-name="T3">protected function </text:span><text:span text:style-name="T6">validatePassword</text:span><text:span text:style-name="T4">(</text:span><text:span text:style-name="T5">$password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3">return </text:span><text:span text:style-name="T4">(strlen(</text:span><text:span text:style-name="T5">$password</text:span><text:span text:style-name="T4">) &gt;= </text:span><text:span text:style-name="T7">3</text:span><text:span text:style-name="T4">) &amp;&amp; </text:span><text:span text:style-name="T4">(strlen(</text:span><text:span text:style-name="T5">$password</text:span><text:span text:style-name="T4">) &lt;= </text:span><text:span text:style-name="T7">32</text:span><text:span text:style-name="T4"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5" draw:layer="layout" svg:width="12.4cm" svg:height="15.4cm" svg:x="1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User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Us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User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user </text:span><text:span text:style-name="T4">= </text:span><text:span text:style-name="T3">new </text:span><text:span text:style-name="T4">User(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Id</text:span><text:span text:style-name="T4">(</text:span><text:span text:style-name="T7">2</text:span><text:span text:style-name="T4">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Name</text:span><text:span text:style-name="T4">(</text:span><text:span text:style-name="T8">'Jack'</text:span><text:span text:style-name="T4">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Password</text:span><text:span text:style-name="T4">(</text:span><text:span text:style-name="T8">'123qwerty456'</text:span><text:span text:style-name="T4">)</text:span><text:span text:style-name="T3">;</text:span><text:span text:style-name="T3"><text:line-break/>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4"><text:line-break/></text:span><text:span text:style-name="T4"> <text:s text:c="11"/>[</text:span><text:span text:style-name="T3"><text:line-break/></text:span><text:span text:style-name="T3"> <text:s text:c="12"/></text:span><text:span text:style-name="T8">'id' </text:span><text:span text:style-name="T4">=&gt; </text:span><text:span text:style-name="T7">2</text:span><text:span text:style-name="T3">,</text:span><text:span text:style-name="T3"><text:line-break/></text:span><text:span text:style-name="T3"> <text:s text:c="12"/></text:span><text:span text:style-name="T8">'name' </text:span><text:span text:style-name="T4">=&gt; </text:span><text:span text:style-name="T8">'Jack'</text:span><text:span text:style-name="T3">,</text:span><text:span text:style-name="T3"><text:line-break/></text:span><text:span text:style-name="T3"> <text:s text:c="12"/></text:span><text:span text:style-name="T8">'password' </text:span><text:span text:style-name="T4">=&gt; </text:span><text:span text:style-name="T8">'************'</text:span><text:span text:style-name="T3"><text:line-break/></text:span><text:span text:style-name="T3"> <text:s text:c="11"/></text:span><text:span text:style-name="T4">]</text:span><text:span text:style-name="T3">,</text:span><text:span text:style-name="T3"><text:line-break/></text:span><text:span text:style-name="T3"> <text:s text:c="11"/></text:span><text:span text:style-name="T5">$user</text:span><text:span text:style-name="T4">-&gt;</text:span><text:span text:style-name="T6">getData</text:span><text:span text:style-name="T4">(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Безпечніший спосіб</text:span></text:p>
          </draw:text-box>
        </draw:frame>
        <draw:frame presentation:style-name="pr4" draw:text-style-name="P5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User </text:span><text:span text:style-name="T3">extends </text:span><text:span text:style-name="T4">AbstractUser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Id</text:span><text:span text:style-name="T4">(</text:span><text:span text:style-name="T3">int </text:span><text:span text:style-name="T5">$id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id </text:span><text:span text:style-name="T4">= </text:span><text:span text:style-name="T5">$id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Name</text:span><text:span text:style-name="T4">(</text:span><text:span text:style-name="T3">string </text:span><text:span text:style-name="T5">$name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name </text:span><text:span text:style-name="T4">= </text:span><text:span text:style-name="T5">$name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Password</text:span><text:span text:style-name="T4">(</text:span><text:span text:style-name="T3">string </text:span><text:span text:style-name="T5">$password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if </text:span><text:span text:style-name="T4">(</text:span><text:span text:style-name="T5">$this</text:span><text:span text:style-name="T4">-</text:span><text:span text:style-name="T4">&gt;</text:span><text:span text:style-name="T6">validatePassword</text:span><text:span text:style-name="T4">(</text:span><text:span text:style-name="T5">$password</text:span><text:span text:style-name="T4">)) {</text:span><text:span text:style-name="T4"><text:line-break/></text:span><text:span text:style-name="T4"> <text:s text:c="11"/></text:span><text:span text:style-name="T5">$this</text:span><text:span text:style-name="T4">-&gt;</text:span><text:span text:style-name="T5">password </text:span><text:span text:style-name="T4">= </text:span><text:span text:style-name="T5">$password</text:span><text:span text:style-name="T3">;</text:span><text:span text:style-name="T3"><text:line-break/></text:span><text:span text:style-name="T3"> <text:s text:c="7"/></text:span><text:span text:style-name="T4">}</text:span><text:span text:style-name="T4"><text:line-break/></text:span><text:span text:style-name="T4"> <text:s text:c="3"/>}</text:span><text:span text:style-name="T4"><text:line-break/></text:span><text:span text:style-name="T4"><text:line-break/></text:span><text:span text:style-name="T4"> <text:s text:c="3"/></text:span><text:span text:style-name="T3">protected function </text:span><text:span text:style-name="T6">validatePassword</text:span><text:span text:style-name="T4">(</text:span><text:span text:style-name="T5">$password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3">return </text:span><text:span text:style-name="T4">(strlen(</text:span><text:span text:style-name="T5">$password</text:span><text:span text:style-name="T4">) &gt;= </text:span><text:span text:style-name="T7">3</text:span><text:span text:style-name="T4">) &amp;&amp; </text:span><text:span text:style-name="T4">(strlen(</text:span><text:span text:style-name="T5">$password</text:span><text:span text:style-name="T4">) &lt;= </text:span><text:span text:style-name="T7">32</text:span><text:span text:style-name="T4"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5" draw:layer="layout" svg:width="12.4cm" svg:height="15.4cm" svg:x="1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User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Us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User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user </text:span><text:span text:style-name="T4">= </text:span><text:span text:style-name="T3">new </text:span><text:span text:style-name="T4">User(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Id</text:span><text:span text:style-name="T4">(</text:span><text:span text:style-name="T7">2</text:span><text:span text:style-name="T4">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Name</text:span><text:span text:style-name="T4">(</text:span><text:span text:style-name="T8">'Jack'</text:span><text:span text:style-name="T4">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Password</text:span><text:span text:style-name="T4">(</text:span><text:span text:style-name="T8">'123qwerty456'</text:span><text:span text:style-name="T4">)</text:span><text:span text:style-name="T3">;</text:span><text:span text:style-name="T3"><text:line-break/>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4"><text:line-break/></text:span><text:span text:style-name="T4"> <text:s text:c="11"/>[</text:span><text:span text:style-name="T3"><text:line-break/></text:span><text:span text:style-name="T3"> <text:s text:c="12"/></text:span><text:span text:style-name="T8">'id' </text:span><text:span text:style-name="T4">=&gt; </text:span><text:span text:style-name="T7">2</text:span><text:span text:style-name="T3">,</text:span><text:span text:style-name="T3"><text:line-break/></text:span><text:span text:style-name="T3"> <text:s text:c="12"/></text:span><text:span text:style-name="T8">'name' </text:span><text:span text:style-name="T4">=&gt; </text:span><text:span text:style-name="T8">'Jack'</text:span><text:span text:style-name="T3">,</text:span><text:span text:style-name="T3"><text:line-break/></text:span><text:span text:style-name="T3"> <text:s text:c="12"/></text:span><text:span text:style-name="T8">'password' </text:span><text:span text:style-name="T4">=&gt; </text:span><text:span text:style-name="T8">'************'</text:span><text:span text:style-name="T3"><text:line-break/></text:span><text:span text:style-name="T3"> <text:s text:c="11"/></text:span><text:span text:style-name="T4">]</text:span><text:span text:style-name="T3">,</text:span><text:span text:style-name="T3"><text:line-break/></text:span><text:span text:style-name="T3"> <text:s text:c="11"/></text:span><text:span text:style-name="T5">$user</text:span><text:span text:style-name="T4">-&gt;</text:span><text:span text:style-name="T6">getData</text:span><text:span text:style-name="T4">(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Використовуючи Fluent Interface</text:span></text:p>
          </draw:text-box>
        </draw:frame>
        <draw:frame presentation:style-name="pr4" draw:text-style-name="P5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UserFluent </text:span><text:span text:style-name="T3">extends </text:span><text:span text:style-name="T4">AbstractUser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rotected </text:span><text:span text:style-name="T5">$id</text:span><text:span text:style-name="T3">;</text:span><text:span text:style-name="T3"><text:line-break/></text:span><text:span text:style-name="T3"> <text:s text:c="3"/>protected </text:span><text:span text:style-name="T5">$name</text:span><text:span text:style-name="T3">;</text:span><text:span text:style-name="T3"><text:line-break/></text:span><text:span text:style-name="T3"> <text:s text:c="3"/>protected </text:span><text:span text:style-name="T5">$password</text:span><text:span text:style-name="T3">;</text:span><text:span text:style-name="T3"><text:line-break/></text:span><text:span text:style-name="T3"><text:line-break/></text:span><text:span text:style-name="T3"> <text:s text:c="3"/>public function </text:span><text:span text:style-name="T6">setId</text:span><text:span text:style-name="T4">(</text:span><text:span text:style-name="T3">int </text:span><text:span text:style-name="T5">$id</text:span><text:span text:style-name="T4">) 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id </text:span><text:span text:style-name="T4">= </text:span><text:span text:style-name="T5">$id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Name</text:span><text:span text:style-name="T4">(</text:span><text:span text:style-name="T3">string </text:span><text:span text:style-name="T5">$name</text:span><text:span text:style-name="T4">) 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name </text:span><text:span text:style-name="T4">= </text:span><text:span text:style-name="T5">$name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Password</text:span><text:span text:style-name="T4">(</text:span><text:span text:style-name="T3">string </text:span><text:span text:style-name="T5">$password</text:span><text:span text:style-name="T4">) 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if </text:span><text:span text:style-name="T4">(</text:span><text:span text:style-name="T5">$this</text:span><text:span text:style-name="T4">-</text:span><text:span text:style-name="T4">&gt;</text:span><text:span text:style-name="T6">validatePassword</text:span><text:span text:style-name="T4">(</text:span><text:span text:style-name="T5">$password</text:span><text:span text:style-name="T4">)) {</text:span><text:span text:style-name="T4"><text:line-break/></text:span><text:span text:style-name="T4"> <text:s text:c="11"/></text:span><text:span text:style-name="T5">$this</text:span><text:span text:style-name="T4">-&gt;</text:span><text:span text:style-name="T5">password </text:span><text:span text:style-name="T4">= </text:span><text:span text:style-name="T5">$password</text:span><text:span text:style-name="T3">;</text:span><text:span text:style-name="T3"><text:line-break/></text:span><text:span text:style-name="T3"> <text:s text:c="7"/></text:span><text:span text:style-name="T4">}</text:span><text:span text:style-name="T4"><text:line-break/></text:span><text:span text:style-name="T4"> <text:s text:c="7"/></text:span><text:span text:style-name="T3"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rotected function </text:span><text:span text:style-name="T6">validatePassword</text:span><text:span text:style-name="T4">(</text:span><text:span text:style-name="T5">$password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3">return </text:span><text:span text:style-name="T4">(strlen(</text:span><text:span text:style-name="T5">$password</text:span><text:span text:style-name="T4">) &gt;= </text:span><text:span text:style-name="T7">3</text:span><text:span text:style-name="T4">) &amp;&amp; <text:s text:c="4"/></text:span><text:span text:style-name="T4"><text:s text:c="4"/>(strlen(</text:span><text:span text:style-name="T5">$password</text:span><text:span text:style-name="T4">) &lt;= </text:span><text:span text:style-name="T7">32</text:span><text:span text:style-name="T4"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8" draw:layer="layout" svg:width="12.4cm" svg:height="15.4cm" svg:x="14cm" svg:y="4.8cm" presentation:class="outline" presentation:user-transformed="true">
          <draw:text-box>
            <text:p text:style-name="P7"><text:span text:style-name="T9">&lt;?php</text:span><text:span text:style-name="T9"><text:line-break/></text:span><text:span text:style-name="T9"><text:line-break/></text:span><text:span text:style-name="T9">namespace </text:span><text:span text:style-name="T10">Tests</text:span><text:span text:style-name="T9">;</text:span><text:span text:style-name="T9"><text:line-break/></text:span><text:span text:style-name="T9"><text:line-break/></text:span><text:span text:style-name="T9">use </text:span><text:span text:style-name="T10">Fluent\UserFluent</text:span><text:span text:style-name="T9">;</text:span><text:span text:style-name="T9"><text:line-break/></text:span><text:span text:style-name="T9">use </text:span><text:span text:style-name="T10">PHPUnit\Framework\TestCase</text:span><text:span text:style-name="T9">;</text:span><text:span text:style-name="T9"><text:line-break/></text:span><text:span text:style-name="T9"><text:line-break/></text:span><text:span text:style-name="T9">class </text:span><text:span text:style-name="T10">UserTest </text:span><text:span text:style-name="T9">extends </text:span><text:span text:style-name="T10">TestCase</text:span><text:span text:style-name="T10"><text:line-break/></text:span><text:span text:style-name="T10">{</text:span><text:span text:style-name="T10"><text:line-break/></text:span><text:span text:style-name="T10"><text:line-break/></text:span><text:span text:style-name="T10"> <text:s text:c="3"/></text:span><text:span text:style-name="T9">public function </text:span><text:span text:style-name="T11">testUserFluent</text:span><text:span text:style-name="T10">()</text:span><text:span text:style-name="T10"><text:line-break/></text:span><text:span text:style-name="T10"> <text:s text:c="3"/>{</text:span><text:span text:style-name="T10"><text:line-break/></text:span><text:span text:style-name="T10"> <text:s text:c="7"/></text:span><text:span text:style-name="T12">$user </text:span><text:span text:style-name="T10">= </text:span><text:span text:style-name="T9">new </text:span><text:span text:style-name="T10">UserFluent()</text:span><text:span text:style-name="T9">;</text:span><text:span text:style-name="T9"><text:line-break/></text:span><text:span text:style-name="T9"> <text:s text:c="7"/></text:span><text:span text:style-name="T12">$user</text:span><text:span text:style-name="T10">-&gt;</text:span><text:span text:style-name="T11">setId</text:span><text:span text:style-name="T10">(</text:span><text:span text:style-name="T13">666</text:span><text:span text:style-name="T10">)</text:span><text:span text:style-name="T10"><text:line-break/></text:span><text:span text:style-name="T10"> <text:s text:c="12"/>-&gt;</text:span><text:span text:style-name="T11">setName</text:span><text:span text:style-name="T10">(</text:span><text:span text:style-name="T14">'H@ck3R'</text:span><text:span text:style-name="T10">)</text:span><text:span text:style-name="T10"><text:line-break/></text:span><text:span text:style-name="T10"> <text:s text:c="12"/>-&gt;</text:span><text:span text:style-name="T11">setPassword</text:span><text:span text:style-name="T10">(</text:span><text:span text:style-name="T14">'y0U_sH@LL_N0t_p@55'</text:span><text:span text:style-name="T10">)</text:span><text:span text:style-name="T9">;</text:span><text:span text:style-name="T9"><text:line-break/></text:span><text:span text:style-name="T9"><text:line-break/></text:span><text:span text:style-name="T9"> <text:s text:c="7"/></text:span><text:span text:style-name="T12">$this</text:span><text:span text:style-name="T10">-&gt;</text:span><text:span text:style-name="T11">assertEquals</text:span><text:span text:style-name="T10">(</text:span><text:span text:style-name="T10"><text:line-break/></text:span><text:span text:style-name="T10"> <text:s text:c="11"/>[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9">'id' </text:span><text:span text:style-name="T10">=&gt; </text:span><text:span text:style-name="T13">666</text:span><text:span text:style-name="T10">,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14">'name' </text:span><text:span text:style-name="T10">=&gt; </text:span><text:span text:style-name="T9">'H@ck3R'</text:span><text:span text:style-name="T10">,</text:span><text:span text:style-name="T10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14">'password' </text:span><text:span text:style-name="T10">=&gt; </text:span><text:span text:style-name="T14">'******************'</text:span><text:span text:style-name="T14"><text:line-break/></text:span><text:span text:style-name="T10"> <text:s text:c="11"/>]</text:span><text:span text:style-name="T9">,</text:span><text:span text:style-name="T9"><text:line-break/></text:span><text:span text:style-name="T9"> <text:s text:c="11"/></text:span><text:span text:style-name="T12">$user</text:span><text:span text:style-name="T10">-&gt;</text:span><text:span text:style-name="T11">getData</text:span><text:span text:style-name="T10">()</text:span><text:span text:style-name="T10"><text:line-break/></text:span><text:span text:style-name="T10"> <text:s text:c="7"/>)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Переваги</text:span></text:p>
          </draw:text-box>
        </draw:frame>
        <draw:frame presentation:style-name="pr6" draw:text-style-name="P9" draw:layer="layout" svg:width="25.2cm" svg:height="15.4cm" svg:x="1.4cm" svg:y="4.8cm" presentation:class="outline" presentation:user-transformed="true">
          <draw:text-box>
            <text:list text:style-name="L2">
              <text:list-item>
                <text:p>Немає необхідності щоразу вказувати змінну для якої викликається кілька методів підряд</text:p>
              </text:list-item>
              <text:list-item>
                <text:p>Покращує читабельність код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Можливі проблеми при використанні:</text:span></text:p>
          </draw:text-box>
        </draw:frame>
        <draw:frame presentation:style-name="pr6" draw:text-style-name="P9" draw:layer="layout" svg:width="25.2cm" svg:height="15.4cm" svg:x="1.4cm" svg:y="4.8cm" presentation:class="outline" presentation:user-transformed="true">
          <draw:text-box>
            <text:list text:style-name="L2">
              <text:list-item>
                <text:p>Порушує принцип інкапсуляції</text:p>
              </text:list-item>
              <text:list-item>
                <text:p>Можливі проблеми при роботі з декораторо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Порушення інкапсуляції</text:span></text:p>
          </draw:text-box>
        </draw:frame>
        <draw:frame presentation:style-name="pr4" draw:text-style-name="P5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interface </text:span><text:span text:style-name="T4">FluentCounterInterfac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count</text:span><text:span text:style-name="T4">() : </text:span><text:span text:style-name="T3">self;</text:span><text:span text:style-name="T3"><text:line-break/></text:span><text:span text:style-name="T3"><text:line-break/></text:span><text:span text:style-name="T3"> <text:s text:c="3"/>public function </text:span><text:span text:style-name="T6">getCount</text:span><text:span text:style-name="T4">() : </text:span><text:span text:style-name="T3">int;</text:span><text:span text:style-name="T3"><text:line-break/></text:span><text:span text:style-name="T3"><text:line-break/></text:span><text:span text:style-name="T4">}</text:span></text:p>
            <text:p><text:span text:style-name="T3">class </text:span><text:span text:style-name="T4">FluentCounter </text:span><text:span text:style-name="T3">implements </text:span><text:span text:style-name="T4">FluentCounterInterface</text:span><text:span text:style-name="T4"><text:line-break/></text:span><text:span text:style-name="T4">{</text:span><text:span text:style-name="T4"><text:line-break/></text:span><text:span text:style-name="T4"> <text:s text:c="3"/></text:span><text:span text:style-name="T3">private </text:span><text:span text:style-name="T5">$count</text:span><text:span text:style-name="T3">;</text:span><text:span text:style-name="T3"><text:line-break/></text:span><text:span text:style-name="T3"><text:line-break/></text:span><text:span text:style-name="T3"> <text:s text:c="3"/>public function </text:span><text:span text:style-name="T6">__construct</text:span><text:span text:style-name="T4">(</text:span><text:span text:style-name="T3">int </text:span><text:span text:style-name="T5">$count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this</text:span><text:span text:style-name="T4">-&gt;</text:span><text:span text:style-name="T5">count </text:span><text:span text:style-name="T4">= </text:span><text:span text:style-name="T5">$count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count</text:span><text:span text:style-name="T4">() : </text:span><text:span text:style-name="T4">FluentCounterInterface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this</text:span><text:span text:style-name="T4">-&gt;</text:span><text:span text:style-name="T5">count</text:span><text:span text:style-name="T4">++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getCount</text:span><text:span text:style-name="T4">() : </text:span><text:span text:style-name="T3">int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return </text:span><text:span text:style-name="T5">$this</text:span><text:span text:style-name="T4">-&gt;</text:span><text:span text:style-name="T5">count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8" draw:layer="layout" svg:width="12.4cm" svg:height="15.4cm" svg:x="14cm" svg:y="4.8cm" presentation:class="outline" presentation:user-transformed="true">
          <draw:text-box>
            <text:p text:style-name="P7"><text:span text:style-name="T9">&lt;?php</text:span><text:span text:style-name="T9"><text:line-break/></text:span><text:span text:style-name="T9"><text:line-break/></text:span><text:span text:style-name="T9">namespace </text:span><text:span text:style-name="T10">Fluent</text:span><text:span text:style-name="T9">;</text:span><text:span text:style-name="T9"><text:line-break/></text:span><text:span text:style-name="T9"><text:line-break/></text:span><text:span text:style-name="T9">class </text:span><text:span text:style-name="T10">FluentCounterImmutable </text:span><text:span text:style-name="T9">implements </text:span><text:span text:style-name="T10">FluentCounterInterface</text:span><text:span text:style-name="T10"><text:line-break/></text:span><text:span text:style-name="T10">{</text:span><text:span text:style-name="T10"><text:line-break/></text:span><text:span text:style-name="T10"><text:line-break/></text:span><text:span text:style-name="T10"> <text:s text:c="3"/></text:span><text:span text:style-name="T9">private </text:span><text:span text:style-name="T12">$count</text:span><text:span text:style-name="T9">;</text:span><text:span text:style-name="T9"><text:line-break/></text:span><text:span text:style-name="T9"><text:line-break/></text:span><text:span text:style-name="T9"> <text:s text:c="3"/>public function </text:span><text:span text:style-name="T11">__construct</text:span><text:span text:style-name="T10">(</text:span><text:span text:style-name="T9">int </text:span><text:span text:style-name="T12">$count</text:span><text:span text:style-name="T10">)</text:span><text:span text:style-name="T10"><text:line-break/></text:span><text:span text:style-name="T10"> <text:s text:c="3"/>{</text:span><text:span text:style-name="T10"><text:line-break/></text:span><text:span text:style-name="T10"> <text:s text:c="7"/></text:span><text:span text:style-name="T12">$this</text:span><text:span text:style-name="T10">-&gt;</text:span><text:span text:style-name="T12">count </text:span><text:span text:style-name="T10">= </text:span><text:span text:style-name="T12">$count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function </text:span><text:span text:style-name="T11">count</text:span><text:span text:style-name="T10">() : FluentCounterInterface</text:span><text:span text:style-name="T10"><text:line-break/></text:span><text:span text:style-name="T10"> <text:s text:c="3"/>{</text:span><text:span text:style-name="T10"><text:line-break/></text:span><text:span text:style-name="T10"> <text:s text:c="7"/></text:span><text:span text:style-name="T9">return new self</text:span><text:span text:style-name="T10">(</text:span><text:span text:style-name="T12">$this</text:span><text:span text:style-name="T10">-&gt;</text:span><text:span text:style-name="T12">count</text:span><text:span text:style-name="T10">+</text:span><text:span text:style-name="T13">1</text:span><text:span text:style-name="T10">)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function </text:span><text:span text:style-name="T11">getCount</text:span><text:span text:style-name="T10">() : </text:span><text:span text:style-name="T9">int</text:span><text:span text:style-name="T9"><text:line-break/></text:span><text:span text:style-name="T9"> <text:s text:c="3"/></text:span><text:span text:style-name="T10">{</text:span><text:span text:style-name="T10"><text:line-break/></text:span><text:span text:style-name="T10"> <text:s text:c="7"/></text:span><text:span text:style-name="T9">return </text:span><text:span text:style-name="T12">$this</text:span><text:span text:style-name="T10">-&gt;</text:span><text:span text:style-name="T12">count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Порушення інкапсуляції</text:span></text:p>
          </draw:text-box>
        </draw:frame>
        <draw:frame presentation:style-name="pr4" draw:text-style-name="P5" draw:layer="layout" svg:width="24.8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FluentCounter</text:span><text:span text:style-name="T3">;</text:span><text:span text:style-name="T3"><text:line-break/></text:span><text:span text:style-name="T3">use </text:span><text:span text:style-name="T4">Fluent\FluentCounterImmutable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FluentCount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FluentSimple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counter </text:span><text:span text:style-name="T4">= </text:span><text:span text:style-name="T3">new </text:span><text:span text:style-name="T4">FluentCounter(</text:span><text:span text:style-name="T7">0</text:span><text:span text:style-name="T4">)</text:span><text:span text:style-name="T3">;</text:span><text:span text:style-name="T3"><text:line-break/></text:span><text:span text:style-name="T3"> <text:s text:c="7"/></text:span><text:span text:style-name="T5">$counter</text:span><text:span text:style-name="T4">-&gt;</text:span><text:span text:style-name="T6">count</text:span><text:span text:style-name="T4">()-&gt;</text:span><text:span text:style-name="T6">count</text:span><text:span text:style-name="T4">()-&gt;</text:span><text:span text:style-name="T6">count</text:span><text:span text:style-name="T4">()</text:span><text:span text:style-name="T3">;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 </text:span><text:span text:style-name="T7">3</text:span><text:span text:style-name="T3">, </text:span><text:span text:style-name="T5">$counter</text:span><text:span text:style-name="T4">-</text:span><text:span text:style-name="T4">&gt;</text:span><text:span text:style-name="T6">getCount</text:span><text:span text:style-name="T4">()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FluentImmutable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counter </text:span><text:span text:style-name="T4">= </text:span><text:span text:style-name="T3">new </text:span><text:span text:style-name="T4">FluentCounterImmutable(</text:span><text:span text:style-name="T7">0</text:span><text:span text:style-name="T4">)</text:span><text:span text:style-name="T3">;</text:span><text:span text:style-name="T3"><text:line-break/></text:span><text:span text:style-name="T3"> <text:s text:c="7"/></text:span><text:span text:style-name="T5">$counter</text:span><text:span text:style-name="T4">-&gt;</text:span><text:span text:style-name="T6">count</text:span><text:span text:style-name="T4">()-&gt;</text:span><text:span text:style-name="T6">count</text:span><text:span text:style-name="T4">()-&gt;</text:span><text:span text:style-name="T6">count</text:span><text:span text:style-name="T4">()</text:span><text:span text:style-name="T3">;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7">3</text:span><text:span text:style-name="T3">, </text:span><text:span text:style-name="T5">$counter</text:span><text:span text:style-name="T4">-</text:span><text:span text:style-name="T4">&gt;</text:span><text:span text:style-name="T6">getCount</text:span><text:span text:style-name="T4">()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FluentImmutableFixed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counter </text:span><text:span text:style-name="T4">= </text:span><text:span text:style-name="T3">new </text:span><text:span text:style-name="T4">FluentCounterImmutable(</text:span><text:span text:style-name="T7">0</text:span><text:span text:style-name="T4">)</text:span><text:span text:style-name="T3">;</text:span><text:span text:style-name="T3"><text:line-break/></text:span><text:span text:style-name="T3"> <text:s text:c="7"/></text:span><text:span text:style-name="T5">$counter </text:span><text:span text:style-name="T4">= </text:span><text:span text:style-name="T5">$counter</text:span><text:span text:style-name="T4">-&gt;</text:span><text:span text:style-name="T6">count</text:span><text:span text:style-name="T4">()-&gt;</text:span><text:span text:style-name="T6">count</text:span><text:span text:style-name="T4">()-</text:span><text:span text:style-name="T4">&gt;</text:span><text:span text:style-name="T6">count</text:span><text:span text:style-name="T4">()</text:span><text:span text:style-name="T3">;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7">3</text:span><text:span text:style-name="T3">, </text:span><text:span text:style-name="T5">$counter</text:span><text:span text:style-name="T4">-</text:span><text:span text:style-name="T4">&gt;</text:span><text:span text:style-name="T6">getCount</text:span><text:span text:style-name="T4">()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Декоратор</text:span></text:p>
          </draw:text-box>
        </draw:frame>
        <draw:frame presentation:style-name="pr4" draw:text-style-name="P5" draw:layer="layout" svg:width="23.4cm" svg:height="15.4cm" svg:x="2.2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FluentCounterDecorator </text:span><text:span text:style-name="T3">implements </text:span><text:span text:style-name="T4">FluentCounterInterfac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rivate </text:span><text:span text:style-name="T5">$counter</text:span><text:span text:style-name="T3">;</text:span><text:span text:style-name="T3"><text:line-break/></text:span><text:span text:style-name="T3"><text:line-break/></text:span><text:span text:style-name="T3"> <text:s text:c="3"/>public function </text:span><text:span text:style-name="T6">__construct</text:span><text:span text:style-name="T4">(FluentCounterInterface </text:span><text:span text:style-name="T5">$counter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this</text:span><text:span text:style-name="T4">-&gt;</text:span><text:span text:style-name="T5">counter </text:span><text:span text:style-name="T4">= </text:span><text:span text:style-name="T5">$counter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count</text:span><text:span text:style-name="T4">() : </text:span><text:span text:style-name="T4">FluentCounterInterface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3">echo </text:span><text:span text:style-name="T15">__METHOD__ </text:span><text:span text:style-name="T4">. </text:span><text:span text:style-name="T15">PHP_EOL</text:span><text:span text:style-name="T3">;</text:span><text:span text:style-name="T3"><text:line-break/></text:span><text:span text:style-name="T3"> <text:s text:c="7"/>return </text:span><text:span text:style-name="T5">$this</text:span><text:span text:style-name="T4">-&gt;</text:span><text:span text:style-name="T5">counter</text:span><text:span text:style-name="T4">-&gt;</text:span><text:span text:style-name="T6">count</text:span><text:span text:style-name="T4">(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getCount</text:span><text:span text:style-name="T4">() : </text:span><text:span text:style-name="T3">int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return </text:span><text:span text:style-name="T5">$this</text:span><text:span text:style-name="T4">-&gt;</text:span><text:span text:style-name="T5">counter</text:span><text:span text:style-name="T4">-&gt;</text:span><text:span text:style-name="T6">getCount</text:span><text:span text:style-name="T4">(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Декоратор</text:span></text:p>
          </draw:text-box>
        </draw:frame>
        <draw:frame presentation:style-name="pr4" draw:text-style-name="P5" draw:layer="layout" svg:width="23.4cm" svg:height="15.4cm" svg:x="2.2cm" svg:y="4.8cm" presentation:class="outline" presentation:user-transformed="true">
          <draw:text-box>
            <text:p><text:span text:style-name="T16">&lt;?php</text:span><text:span text:style-name="T16"><text:line-break/></text:span><text:span text:style-name="T16"><text:line-break/></text:span><text:span text:style-name="T16">namespace </text:span><text:span text:style-name="T17">Tests</text:span><text:span text:style-name="T16">;</text:span><text:span text:style-name="T16"><text:line-break/></text:span><text:span text:style-name="T16"><text:line-break/></text:span><text:span text:style-name="T16">use </text:span><text:span text:style-name="T17">Fluent\FluentCounter</text:span><text:span text:style-name="T16">;</text:span><text:span text:style-name="T16"><text:line-break/></text:span><text:span text:style-name="T16">use </text:span><text:span text:style-name="T17">Fluent\FluentCounterDecorator</text:span><text:span text:style-name="T16">;</text:span><text:span text:style-name="T16"><text:line-break/></text:span><text:span text:style-name="T16">use </text:span><text:span text:style-name="T17">PHPUnit\Framework\TestCase</text:span><text:span text:style-name="T16">;</text:span><text:span text:style-name="T16"><text:line-break/></text:span><text:span text:style-name="T16"><text:line-break/></text:span><text:span text:style-name="T16">class </text:span><text:span text:style-name="T17">FluentDecoratorTest </text:span><text:span text:style-name="T16">extends </text:span><text:span text:style-name="T17">TestCase</text:span><text:span text:style-name="T17"><text:line-break/></text:span><text:span text:style-name="T17">{</text:span><text:span text:style-name="T17"><text:line-break/></text:span><text:span text:style-name="T17"><text:line-break/></text:span><text:span text:style-name="T17"> <text:s text:c="3"/></text:span><text:span text:style-name="T16">public function </text:span><text:span text:style-name="T18">testDecorator</text:span><text:span text:style-name="T17">()</text:span><text:span text:style-name="T17"><text:line-break/></text:span><text:span text:style-name="T17"> <text:s text:c="3"/>{</text:span><text:span text:style-name="T17"><text:line-break/></text:span><text:span text:style-name="T17"> <text:s text:c="7"/></text:span><text:span text:style-name="T19">$decorator </text:span><text:span text:style-name="T17">= </text:span><text:span text:style-name="T16">new </text:span><text:span text:style-name="T17">FluentCounterDecorator(</text:span><text:span text:style-name="T16">new </text:span><text:span text:style-name="T17">FluentCounter(</text:span><text:span text:style-name="T20">0</text:span><text:span text:style-name="T17">))</text:span><text:span text:style-name="T16">;</text:span><text:span text:style-name="T16"><text:line-break/></text:span><text:span text:style-name="T16"> <text:s text:c="7"/></text:span><text:span text:style-name="T19">$this</text:span><text:span text:style-name="T17">-</text:span><text:span text:style-name="T17">&gt;</text:span><text:span text:style-name="T18">expectOutputString</text:span><text:span text:style-name="T17">(str_repeat(FluentCounterDe</text:span><text:span text:style-name="T17">corator::</text:span><text:span text:style-name="T16">class </text:span><text:span text:style-name="T17">. </text:span><text:span text:style-name="T21">'::count' </text:span><text:span text:style-name="T17">. </text:span><text:span text:style-name="T15">PHP_EOL</text:span><text:span text:style-name="T16">, </text:span><text:span text:style-name="T20">3</text:span><text:span text:style-name="T17">))</text:span><text:span text:style-name="T16">;</text:span><text:span text:style-name="T16"><text:line-break/></text:span><text:span text:style-name="T16"> <text:s text:c="7"/></text:span><text:span text:style-name="T19">$decorator</text:span><text:span text:style-name="T17">-&gt;</text:span><text:span text:style-name="T18">count</text:span><text:span text:style-name="T17">()-&gt;</text:span><text:span text:style-name="T18">count</text:span><text:span text:style-name="T17">()-&gt;</text:span><text:span text:style-name="T18">count</text:span><text:span text:style-name="T17">()</text:span><text:span text:style-name="T16">;</text:span><text:span text:style-name="T16"><text:line-break/></text:span><text:span text:style-name="T16"> <text:s text:c="3"/></text:span><text:span text:style-name="T17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Декоратор</text:span></text:p>
          </draw:text-box>
        </draw:frame>
        <draw:frame presentation:style-name="pr4" draw:text-style-name="P11" draw:layer="layout" svg:width="23.4cm" svg:height="15.4cm" svg:x="2.2cm" svg:y="4.8cm" presentation:class="outline" presentation:user-transformed="true">
          <draw:text-box>
            <text:p text:style-name="P10"><text:span text:style-name="T22">&lt;?php</text:span><text:span text:style-name="T22"><text:line-break/></text:span><text:span text:style-name="T22"><text:line-break/></text:span><text:span text:style-name="T22">namespace </text:span><text:span text:style-name="T23">Fluent</text:span><text:span text:style-name="T22">;</text:span><text:span text:style-name="T22"><text:line-break/></text:span><text:span text:style-name="T22"><text:line-break/></text:span><text:span text:style-name="T22">class </text:span><text:span text:style-name="T23">FixedFluentCounterDecorator </text:span><text:span text:style-name="T22">implements </text:span><text:span text:style-name="T23">FluentCounterInterface</text:span><text:span text:style-name="T23"><text:line-break/></text:span><text:span text:style-name="T23">{</text:span><text:span text:style-name="T23"><text:line-break/></text:span><text:span text:style-name="T23"><text:line-break/></text:span><text:span text:style-name="T23"> <text:s text:c="3"/></text:span><text:span text:style-name="T22">private </text:span><text:span text:style-name="T24">$counter</text:span><text:span text:style-name="T22">;</text:span><text:span text:style-name="T22"><text:line-break/></text:span><text:span text:style-name="T22"><text:line-break/></text:span><text:span text:style-name="T22"> <text:s text:c="3"/>public function </text:span><text:span text:style-name="T25">__construct</text:span><text:span text:style-name="T23">(FluentCounterInterface </text:span><text:span text:style-name="T24">$counter</text:span><text:span text:style-name="T23">)</text:span><text:span text:style-name="T23"><text:line-break/></text:span><text:span text:style-name="T23"> <text:s text:c="3"/>{</text:span><text:span text:style-name="T23"><text:line-break/></text:span><text:span text:style-name="T23"> <text:s text:c="7"/></text:span><text:span text:style-name="T24">$this</text:span><text:span text:style-name="T23">-&gt;</text:span><text:span text:style-name="T24">counter </text:span><text:span text:style-name="T23">= </text:span><text:span text:style-name="T24">$counter</text:span><text:span text:style-name="T22">;</text:span><text:span text:style-name="T22"><text:line-break/></text:span><text:span text:style-name="T22"> <text:s text:c="3"/></text:span><text:span text:style-name="T23">}</text:span><text:span text:style-name="T23"><text:line-break/></text:span><text:span text:style-name="T23"><text:line-break/></text:span><text:span text:style-name="T23"> <text:s text:c="3"/></text:span><text:span text:style-name="T22">public function </text:span><text:span text:style-name="T25">count</text:span><text:span text:style-name="T23">() : </text:span><text:span text:style-name="T23">FluentCounterInterface</text:span><text:span text:style-name="T23"><text:line-break/></text:span><text:span text:style-name="T23"> <text:s text:c="3"/>{</text:span><text:span text:style-name="T23"><text:line-break/></text:span><text:span text:style-name="T23"> <text:s text:c="7"/></text:span><text:span text:style-name="T22">echo </text:span><text:span text:style-name="T26">__METHOD__ </text:span><text:span text:style-name="T23">. </text:span><text:span text:style-name="T26">PHP_EOL</text:span><text:span text:style-name="T27">;</text:span><text:span text:style-name="T27"><text:line-break/></text:span><text:span text:style-name="T27"> <text:s text:c="7"/></text:span><text:span text:style-name="T28">$this</text:span><text:span text:style-name="T29">-&gt;</text:span><text:span text:style-name="T28">counter</text:span><text:span text:style-name="T29">-&gt;</text:span><text:span text:style-name="T30">count</text:span><text:span text:style-name="T29">()</text:span><text:span text:style-name="T27">;</text:span><text:span text:style-name="T27"><text:line-break/></text:span><text:span text:style-name="T27"> <text:s text:c="7"/>return </text:span><text:span text:style-name="T28">$this</text:span><text:span text:style-name="T27">;</text:span><text:span text:style-name="T27"><text:line-break/></text:span><text:span text:style-name="T27"> <text:s text:c="3"/></text:span><text:span text:style-name="T29">}</text:span><text:span text:style-name="T29"><text:line-break/></text:span><text:span text:style-name="T29"><text:line-break/></text:span><text:span text:style-name="T29"> <text:s text:c="3"/></text:span><text:span text:style-name="T27">public function </text:span><text:span text:style-name="T30">getCount</text:span><text:span text:style-name="T29">() : </text:span><text:span text:style-name="T27">int</text:span><text:span text:style-name="T27"><text:line-break/></text:span><text:span text:style-name="T27"> <text:s text:c="3"/></text:span><text:span text:style-name="T29">{</text:span><text:span text:style-name="T29"><text:line-break/></text:span><text:span text:style-name="T29"> <text:s text:c="7"/></text:span><text:span text:style-name="T27">return </text:span><text:span text:style-name="T28">$this</text:span><text:span text:style-name="T29">-&gt;</text:span><text:span text:style-name="T28">counter</text:span><text:span text:style-name="T29">-&gt;</text:span><text:span text:style-name="T30">getCount</text:span><text:span text:style-name="T29">()</text:span><text:span text:style-name="T27">;</text:span><text:span text:style-name="T27"><text:line-break/></text:span><text:span text:style-name="T27"> <text:s text:c="3"/></text:span><text:span text:style-name="T29">}</text:span><text:span text:style-name="T29"><text:line-break/></text:span><text:span text:style-name="T29"><text:line-break/></text:span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Декоратор</text:span></text:p>
          </draw:text-box>
        </draw:frame>
        <draw:frame presentation:style-name="pr4" draw:text-style-name="P5" draw:layer="layout" svg:width="23.4cm" svg:height="15.4cm" svg:x="2.2cm" svg:y="4.8cm" presentation:class="outline" presentation:user-transformed="true">
          <draw:text-box>
            <text:p><text:span text:style-name="T16">&lt;?php</text:span><text:span text:style-name="T16"><text:line-break/></text:span><text:span text:style-name="T16"><text:line-break/></text:span><text:span text:style-name="T16">namespace </text:span><text:span text:style-name="T17">Tests</text:span><text:span text:style-name="T16">;</text:span><text:span text:style-name="T16"><text:line-break/></text:span><text:span text:style-name="T16"><text:line-break/></text:span><text:span text:style-name="T16">use </text:span><text:span text:style-name="T17">Fluent\FixedFluentCounterDecorator</text:span><text:span text:style-name="T16">;</text:span><text:span text:style-name="T16"><text:line-break/></text:span><text:span text:style-name="T16">use </text:span><text:span text:style-name="T17">Fluent\FluentCounter</text:span><text:span text:style-name="T16">;</text:span><text:span text:style-name="T16"><text:line-break/></text:span><text:span text:style-name="T16">use </text:span><text:span text:style-name="T17">PHPUnit\Framework\TestCase</text:span><text:span text:style-name="T16">;</text:span><text:span text:style-name="T16"><text:line-break/></text:span><text:span text:style-name="T16"><text:line-break/></text:span><text:span text:style-name="T16">class </text:span><text:span text:style-name="T17">FluentDecoratorTest </text:span><text:span text:style-name="T16">extends </text:span><text:span text:style-name="T17">TestCase</text:span><text:span text:style-name="T17"><text:line-break/></text:span><text:span text:style-name="T17">{</text:span><text:span text:style-name="T17"><text:line-break/></text:span><text:span text:style-name="T17"><text:line-break/></text:span><text:span text:style-name="T17"> <text:s text:c="3"/></text:span><text:span text:style-name="T16">public function </text:span><text:span text:style-name="T18">testDecoratorFixed</text:span><text:span text:style-name="T17">()</text:span><text:span text:style-name="T17"><text:line-break/></text:span><text:span text:style-name="T17"> <text:s text:c="3"/>{</text:span><text:span text:style-name="T17"><text:line-break/></text:span><text:span text:style-name="T17"> <text:s text:c="7"/></text:span><text:span text:style-name="T19">$decorator </text:span><text:span text:style-name="T17">= </text:span><text:span text:style-name="T16">new </text:span><text:span text:style-name="T17">FixedFluentCounterDecorator(</text:span><text:span text:style-name="T16">new </text:span><text:span text:style-name="T17">FluentCounter(</text:span><text:span text:style-name="T20">0</text:span><text:span text:style-name="T17">))</text:span><text:span text:style-name="T16">;</text:span><text:span text:style-name="T16"><text:line-break/></text:span><text:span text:style-name="T16"> <text:s text:c="7"/></text:span><text:span text:style-name="T19">$this</text:span><text:span text:style-name="T17">-</text:span><text:span text:style-name="T17">&gt;</text:span><text:span text:style-name="T18">expectOutputString</text:span><text:span text:style-name="T17">(str_repeat(FixedFluentCoun</text:span><text:span text:style-name="T17">terDecorator::</text:span><text:span text:style-name="T16">class </text:span><text:span text:style-name="T17">. </text:span><text:span text:style-name="T21">'::count' </text:span><text:span text:style-name="T17">. </text:span><text:span text:style-name="T15">PHP_EOL</text:span><text:span text:style-name="T3">, </text:span><text:span text:style-name="T7">3</text:span><text:span text:style-name="T4">))</text:span><text:span text:style-name="T3">;</text:span><text:span text:style-name="T3"><text:line-break/></text:span><text:span text:style-name="T3"> <text:s text:c="7"/></text:span><text:span text:style-name="T5">$decorator</text:span><text:span text:style-name="T4">-&gt;</text:span><text:span text:style-name="T6">count</text:span><text:span text:style-name="T4">()-&gt;</text:span><text:span text:style-name="T6">count</text:span><text:span text:style-name="T4">()-&gt;</text:span><text:span text:style-name="T6">count</text:span><text:span text:style-name="T4">(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Застосування</text:span></text:p>
          </draw:text-box>
        </draw:frame>
        <draw:frame presentation:style-name="pr6" draw:text-style-name="P9" draw:layer="layout" svg:width="25.2cm" svg:height="15.4cm" svg:x="1.4cm" svg:y="4.8cm" presentation:class="outline" presentation:user-transformed="true">
          <draw:text-box>
            <text:list text:style-name="L2">
              <text:list-item>
                <text:p>Часто застосовується при використанні шаблону <text:span text:style-name="T31">Buil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 presentation:user-transformed="true">
          <draw:text-box>
            <text:p text:style-name="P1"><text:span text:style-name="T2">Застосування</text:span></text:p>
          </draw:text-box>
        </draw:frame>
        <draw:frame presentation:style-name="pr4" draw:text-style-name="P5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QueryBuilder</text:span><text:span text:style-name="T4"><text:line-break/></text:span><text:span text:style-name="T4">{</text:span><text:span text:style-name="T4"><text:line-break/></text:span><text:span text:style-name="T4"> <text:s text:c="3"/></text:span><text:span text:style-name="T3">private </text:span><text:span text:style-name="T5">$fields </text:span><text:span text:style-name="T4">= []</text:span><text:span text:style-name="T3">;</text:span><text:span text:style-name="T3"><text:line-break/></text:span><text:span text:style-name="T3"> <text:s text:c="3"/>private </text:span><text:span text:style-name="T5">$from </text:span><text:span text:style-name="T4">= []</text:span><text:span text:style-name="T3">;</text:span><text:span text:style-name="T3"><text:line-break/></text:span><text:span text:style-name="T3"> <text:s text:c="3"/>private </text:span><text:span text:style-name="T5">$where </text:span><text:span text:style-name="T4">= []</text:span><text:span text:style-name="T3">;</text:span><text:span text:style-name="T3"><text:line-break/></text:span><text:span text:style-name="T3"><text:line-break/></text:span><text:span text:style-name="T3"> <text:s text:c="3"/>public function </text:span><text:span text:style-name="T6">select</text:span><text:span text:style-name="T4">(</text:span><text:span text:style-name="T3">array </text:span><text:span text:style-name="T5">$fields</text:span><text:span text:style-name="T4">)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fields </text:span><text:span text:style-name="T4">= </text:span><text:span text:style-name="T5">$fields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from</text:span><text:span text:style-name="T4">(</text:span><text:span text:style-name="T3">string </text:span><text:span text:style-name="T5">$table</text:span><text:span text:style-name="T3">, string </text:span><text:span text:style-name="T5">$alias</text:span><text:span text:style-name="T4">)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from</text:span><text:span text:style-name="T4">[] = </text:span><text:span text:style-name="T5">$table</text:span><text:span text:style-name="T4">.</text:span><text:span text:style-name="T8">' AS '</text:span><text:span text:style-name="T4">.</text:span><text:span text:style-name="T5">$alias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where</text:span><text:span text:style-name="T4">(</text:span><text:span text:style-name="T3">string </text:span><text:span text:style-name="T5">$condition</text:span><text:span text:style-name="T4">)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where</text:span><text:span text:style-name="T4">[] = </text:span><text:span text:style-name="T5">$condition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__toString</text:span><text:span text:style-name="T4">(): </text:span><text:span text:style-name="T3">string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return </text:span><text:span text:style-name="T4">sprintf(</text:span><text:span text:style-name="T4"><text:line-break/></text:span><text:span text:style-name="T4"> <text:s text:c="11"/></text:span><text:span text:style-name="T8">'SELECT %s FROM %s WHERE %s'</text:span><text:span text:style-name="T3">,</text:span><text:span text:style-name="T3"><text:line-break/></text:span><text:span text:style-name="T3"> <text:s text:c="11"/></text:span><text:span text:style-name="T4">join(</text:span><text:span text:style-name="T8">', '</text:span><text:span text:style-name="T3">, </text:span><text:span text:style-name="T5">$this</text:span><text:span text:style-name="T4">-&gt;</text:span><text:span text:style-name="T5">fields</text:span><text:span text:style-name="T4">)</text:span><text:span text:style-name="T3">,</text:span><text:span text:style-name="T3"><text:line-break/></text:span><text:span text:style-name="T3"> <text:s text:c="11"/></text:span><text:span text:style-name="T4">join(</text:span><text:span text:style-name="T8">', '</text:span><text:span text:style-name="T3">, </text:span><text:span text:style-name="T5">$this</text:span><text:span text:style-name="T4">-&gt;</text:span><text:span text:style-name="T5">from</text:span><text:span text:style-name="T4">)</text:span><text:span text:style-name="T3">,</text:span><text:span text:style-name="T3"><text:line-break/></text:span><text:span text:style-name="T3"> <text:s text:c="11"/></text:span><text:span text:style-name="T4">join(</text:span><text:span text:style-name="T8">' AND '</text:span><text:span text:style-name="T3">, </text:span><text:span text:style-name="T5">$this</text:span><text:span text:style-name="T4">-&gt;</text:span><text:span text:style-name="T5">where</text:span><text:span text:style-name="T4">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12" draw:layer="layout" svg:width="12.4cm" svg:height="15.4cm" svg:x="1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QueryBuilder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QueryBuild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QueryBuilder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queryBuilder </text:span><text:span text:style-name="T4">= </text:span><text:span text:style-name="T3">new </text:span><text:span text:style-name="T4">QueryBuilder()</text:span><text:span text:style-name="T3">;</text:span><text:span text:style-name="T3"><text:line-break/></text:span><text:span text:style-name="T3"> <text:s text:c="7"/></text:span><text:span text:style-name="T5">$queryBuilder</text:span><text:span text:style-name="T4">-&gt;</text:span><text:span text:style-name="T6">select</text:span><text:span text:style-name="T4">([</text:span><text:span text:style-name="T8">'u.id'</text:span><text:span text:style-name="T3">, </text:span><text:span text:style-name="T8">'u.name'</text:span><text:span text:style-name="T4">])</text:span><text:span text:style-name="T4"><text:line-break/></text:span><text:span text:style-name="T4"> <text:s text:c="11"/>-&gt;</text:span><text:span text:style-name="T6">from</text:span><text:span text:style-name="T4">(</text:span><text:span text:style-name="T8">'users'</text:span><text:span text:style-name="T3">, </text:span><text:span text:style-name="T8">'u'</text:span><text:span text:style-name="T4">)</text:span><text:span text:style-name="T4"><text:line-break/></text:span><text:span text:style-name="T4"> <text:s text:c="11"/>-&gt;</text:span><text:span text:style-name="T6">where</text:span><text:span text:style-name="T4">(</text:span><text:span text:style-name="T8">'u.id = 2'</text:span><text:span text:style-name="T4">)</text:span><text:span text:style-name="T3">;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4"><text:line-break/></text:span><text:span text:style-name="T4"> <text:s text:c="11"/></text:span><text:span text:style-name="T8">'SELECT u.id, u.name FROM users AS </text:span><text:span text:style-name="T8">u WHERE u.id = 2'</text:span><text:span text:style-name="T3">,</text:span><text:span text:style-name="T3"><text:line-break/></text:span><text:span text:style-name="T3"> <text:s text:c="11"/></text:span><text:span text:style-name="T4">strval(</text:span><text:span text:style-name="T5">$queryBuilder</text:span><text:span text:style-name="T4">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  <text:p><text:span text:style-name="T4"/></text:p>
            <text:p><text:span text:style-name="T4"/></text:p>
            <text:p><text:span text:style-name="T4"/></text:p>
            <text:p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_27_єкт_20_без_20_заповнення_20_і_20_ліній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23:05:42.642489718</meta:creation-date>
    <meta:editing-duration>PT2H50M25S</meta:editing-duration>
    <meta:editing-cycles>21</meta:editing-cycles>
    <meta:generator>LibreOffice/6.0.7.3$Linux_X86_64 LibreOffice_project/00m0$Build-3</meta:generator>
    <dc:title>Lights</dc:title>
    <dc:date>2019-11-05T11:15:57.684494933</dc:date>
    <meta:document-statistic meta:object-count="109"/>
  </office:meta>
</office:document-meta>
</file>